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.1cm" fo:margin-bottom="0cm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13.462cm" svg:height="2.671cm" svg:x="2.286cm" svg:y="1.27cm">
          <draw:text-box>
            <text:list text:style-name="L1">
              <text:list-header>
                <text:p text:style-name="P1"><text:span text:style-name="T1"/></text:p>
                <text:list>
                  <text:list-item>
                    <text:p text:style-name="P1"><text:span text:style-name="T1">1st</text:span></text:p>
                  </text:list-item>
                  <text:list-item>
                    <text:p text:style-name="P1"><text:span text:style-name="T1">2nd</text:span></text:p>
                  </text:list-item>
                  <text:list-item>
                    <text:p><text:span text:style-name="T1">3rd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h" style:country-asian="CN" style:font-name-complex="Arial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uthu </meta:initial-creator>
    <meta:creation-date>2013-12-19T16:54:17.486587167</meta:creation-date>
    <dc:date>2013-12-19T17:00:12.604784813</dc:date>
    <dc:creator>Muthu </dc:creator>
    <meta:editing-duration>PT24S</meta:editing-duration>
    <meta:editing-cycles>6</meta:editing-cycles>
    <meta:generator>LibreOfficeDev/4.2.0.0.alpha0$Linux_X86_64 LibreOffice_project/2cddda124aad6ccce41367d44ec0d778727408f6</meta:generator>
    <meta:document-statistic meta:object-count="24"/>
  </office:meta>
</office:document-meta>
</file>